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Life of Pi” was one of the films I enjoyed least in this class. Excellent scene transitions and psychedelic sequences aside, I think this movie came short on many levels.</text:p>
      <text:p text:style-name="P1"/>
      <text:p text:style-name="P1"><text:tab/>First of all, it's appeals to religion and knowing God were nullified by the route its plot took. Instead of choosing some direction (be it Christianity, Hinduism or what have you) it decided to subscribe to the politically-correct doctrine of pantheism which attempts to deceptively masks itself as any (and all) other religions. Personally, as a Christian, I have trouble even taking the doctrine (and thereby the point) of this movie seriously. One moment Pi is thanking a minister for “showing him Christ” (Biblically the “way to the Father”) and the next moment he is thanking the “fish god” for saving their lives. I understand the point (accept God because it's the best option) but it is weak. It is further weakened by its attempts to be generally applicable and transcend standard belief systems.</text:p>
      <text:p text:style-name="P1"/>
      <text:p text:style-name="P1"><text:tab/>Secondly, although the graphics were decent, they were contradictory to what was actually occurring through them. The animals in the film were presented (through the high quality of the graphics) as being realistic – they behaved more like humans. Truly they are treated like humans as well throughout the film as can be seen by comparing Pi's exhaustive attempts to preserve the Tiger with his minimal attempt to save his family. I can further justify this statement by pointing out that Pi's relationships with humans are mostly broken and cold but his relationships with animals – even when the tiger is fighting him – are of the magnitude of intimacy we usually see between humans in film. I honestly believe that Pi, God and all the other human characters in the film are gimmicks for the purpose of augmenting the viewer's sympathy towards animals and nature. But, I digress. Another contradictory behavior present in the CGI was made obvious in the many blatant appeals to 3D. It felt cheap, like I was watching Tom and Jerry's personalities manifesting in real animals.</text:p>
      <text:p text:style-name="P1"/>
      <text:p text:style-name="P1"><text:tab/>Thirdly, and I'm sure somewhat contrary to what others think, I found this movie to be lacking in true depth. Consider, for instance, the scene right after the ship sunk and Pi is floating in the water. I was blown away by this scene – I loved it. Then, out-of-the-blue (ouch) come some sharks. They cut short what should have been the most emotionally gut-wrenching and shocking scene with an idle, null threat. The director did not give the viewer adequate time to speculate what the sunken ship entailed. Instead, they jumped right into the next problem.</text:p>
      <text:p text:style-name="P1"/>
      <text:p text:style-name="P1"><text:tab/>As I mentioned earlier, I did enjoy the transitional scenes, especially the ones involving swimming. I also think some of the psychedelic scenes (like the one with squid erupting into all kinds of aquatic organisms) were cool. Overall, I think I am most disappointed in the absence (essentially) of actual math in the fil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1:04:58</meta:creation-date>
    <dc:date>2013-03-19T00:24:27</dc:date>
    <meta:editing-duration>PT2H14M25S</meta:editing-duration>
    <meta:editing-cycles>48</meta:editing-cycles>
    <meta:generator>LibreOffice/3.5$Linux_X86_64 LibreOffice_project/350m1$Build-202</meta:generator>
    <meta:document-statistic meta:table-count="0" meta:image-count="0" meta:object-count="0" meta:page-count="1" meta:paragraph-count="5" meta:word-count="497" meta:character-count="2943" meta:non-whitespace-character-count="2446"/>
  </office:meta>
</office:document-meta>
</file>